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style:tab-stops>
          <style:tab-stop style:position="8.573cm" style:type="center"/>
          <style:tab-stop style:position="17.78cm" style:type="right"/>
        </style:tab-stops>
      </style:paragraph-properties>
    </style:style>
    <style:style style:name="P2" style:family="paragraph" style:parent-style-name="Standard">
      <style:paragraph-properties fo:text-align="justify" style:justify-single-word="false"/>
      <style:text-properties fo:language="es" fo:country="ES"/>
    </style:style>
    <style:style style:name="P3" style:family="paragraph" style:parent-style-name="Standard">
      <style:paragraph-properties fo:margin-left="0.635cm" fo:margin-right="0cm" fo:text-align="justify" style:justify-single-word="false" fo:text-indent="0cm" style:auto-text-indent="false"/>
      <style:text-properties fo:language="es" fo:country="ES"/>
    </style:style>
    <style:style style:name="P4" style:family="paragraph" style:parent-style-name="Standard">
      <style:paragraph-properties fo:margin-left="1.27cm" fo:margin-right="0cm" fo:text-align="justify" style:justify-single-word="false" fo:text-indent="0cm" style:auto-text-indent="false"/>
    </style:style>
    <style:style style:name="P5" style:family="paragraph" style:parent-style-name="Standard">
      <style:paragraph-properties fo:margin-left="1.27cm" fo:margin-right="0cm" fo:text-align="justify" style:justify-single-word="false" fo:text-indent="0cm" style:auto-text-indent="false"/>
      <style:text-properties fo:language="es" fo:country="ES"/>
    </style:style>
    <style:style style:name="P6" style:family="paragraph" style:parent-style-name="Normal_20__28_Web_29_">
      <style:paragraph-properties fo:margin-left="1.27cm" fo:margin-right="0cm" fo:text-indent="0cm" style:auto-text-indent="false"/>
    </style:style>
    <style:style style:name="P7" style:family="paragraph" style:parent-style-name="Normal_20__28_Web_29_" style:list-style-name="WW8Num2">
      <style:paragraph-properties fo:margin-top="0.494cm" fo:margin-bottom="0.494cm" loext:contextual-spacing="false"/>
    </style:style>
    <style:style style:name="P8" style:family="paragraph" style:parent-style-name="Standard" style:master-page-name="Standard">
      <style:paragraph-properties fo:margin-left="0.635cm" fo:margin-right="0cm" fo:text-indent="0cm" style:auto-text-indent="false" style:page-number="auto"/>
      <style:text-properties fo:language="es" fo:country="ES"/>
    </style:style>
    <style:style style:name="P9" style:family="paragraph" style:parent-style-name="Standard">
      <style:paragraph-properties fo:margin-left="0.635cm" fo:margin-right="0cm" fo:text-align="justify" style:justify-single-word="false" fo:text-indent="0cm" style:auto-text-indent="false"/>
      <style:text-properties fo:language="es" fo:country="ES"/>
    </style:style>
    <style:style style:name="P10" style:family="paragraph" style:parent-style-name="Standard" style:list-style-name="WW8Num2">
      <style:paragraph-properties fo:text-align="justify" style:justify-single-word="false"/>
    </style:style>
    <style:style style:name="P11" style:family="paragraph">
      <loext:graphic-properties draw:fill="none" draw:fill-color="#ffffff"/>
      <style:paragraph-properties fo:text-align="center" style:writing-mode="lr-tb"/>
    </style:style>
    <style:style style:name="T1" style:family="text">
      <style:text-properties fo:font-size="8pt" fo:language="fr" fo:country="FR" style:font-size-asian="8pt"/>
    </style:style>
    <style:style style:name="T2" style:family="text">
      <style:text-properties fo:font-size="8pt" fo:language="fr" fo:country="FR" officeooo:rsid="0014253b" style:font-size-asian="8pt"/>
    </style:style>
    <style:style style:name="T3" style:family="text">
      <style:text-properties fo:font-size="8pt" fo:language="fr" fo:country="FR" style:font-size-asian="8pt" style:language-asian="none" style:country-asian="none"/>
    </style:style>
    <style:style style:name="T4" style:family="text">
      <style:text-properties fo:font-size="8pt" style:font-size-asian="8pt"/>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style="italic" style:font-style-asian="italic"/>
    </style:style>
    <style:style style:name="T8" style:family="text">
      <style:text-properties fo:font-weight="bold" style:font-weight-asian="bold"/>
    </style:style>
    <style:style style:name="T9" style:family="text">
      <style:text-properties fo:color="#1f497d" fo:language="es" fo:country="ES" fo:font-weight="bold" style:font-weight-asian="bold"/>
    </style:style>
    <style:style style:name="T10" style:family="text">
      <style:text-properties fo:color="#ff0000" fo:language="es" fo:country="ES" fo:font-weight="bold" style:font-weight-asian="bold"/>
    </style:style>
    <style:style style:name="T11" style:family="text">
      <style:text-properties officeooo:rsid="0014feed"/>
    </style:style>
    <style:style style:name="T12" style:family="text">
      <style:text-properties style:use-window-font-color="true" style:font-name="Times New Roman" fo:font-size="12pt" fo:language="es" fo:country="ES" officeooo:rsid="0014feed" style:font-name-asian="Times New Roman" style:font-size-asian="12pt" style:font-name-complex="Times New Roman" style:font-size-complex="12pt" style:language-complex="ar" style:country-complex="SA"/>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3">Todos los documentos php deben mostrar tu nombre y apellidos en el lugar indicado: </text:p>
      <text:p text:style-name="P3">“&lt;h2&gt;Escribe aquí tu nombre y apellidos&lt;/h2&gt;</text:p>
      <text:p text:style-name="P3"/>
      <text:p text:style-name="P3"/>
      <text:list xml:id="list839530411" text:style-name="WW8Num2">
        <text:list-item>
          <text:p text:style-name="P10"><text:span text:style-name="T5">(4 puntos) Modifica el archivo </text:span><text:span text:style-name="T6">genera-num.php,</text:span><text:span text:style-name="T5"> que deberá generar una lista de números enteros que le indica el formulario del archivo </text:span><text:span text:style-name="T6">genera-num.html</text:span><text:span text:style-name="T5">. Como podrás ver, el formulario pasa los parámetros ‘</text:span><text:span text:style-name="T7">desde’</text:span><text:span text:style-name="T5">, ‘</text:span><text:span text:style-name="T7">hasta’</text:span><text:span text:style-name="T5"> e ‘</text:span><text:span text:style-name="T7">inc’</text:span><text:span text:style-name="T5"> con método GET. El script debe generar la lista de números desde ‘</text:span><text:span text:style-name="T7">desde’</text:span><text:span text:style-name="T5"> hasta ‘</text:span><text:span text:style-name="T7">hasta’</text:span><text:span text:style-name="T5"> con un incremento de ‘</text:span><text:span text:style-name="T7">inc’</text:span><text:span text:style-name="T5">. Damos por sentado que ‘</text:span><text:span text:style-name="T7">inc’</text:span><text:span text:style-name="T5"> es siempre positivo y que ‘</text:span><text:span text:style-name="T7">desde’</text:span><text:span text:style-name="T5"> es siempre menor o igual que ‘</text:span><text:span text:style-name="T7">hasta’</text:span><text:span text:style-name="T5">.</text:span></text:p>
        </text:list-item>
      </text:list>
      <text:p text:style-name="P5"/>
      <text:p text:style-name="P4"><text:span text:style-name="T5">Por ejemplo, si ‘</text:span><text:span text:style-name="T7">desde’</text:span><text:span text:style-name="T5">=10, ‘</text:span><text:span text:style-name="T7">hasta’</text:span><text:span text:style-name="T5">=20 y ‘</text:span><text:span text:style-name="T7">inc’</text:span><text:span text:style-name="T5">=2, debe generar los números: </text:span><text:span text:style-name="T9">10</text:span><text:span text:style-name="T6">, </text:span><text:span text:style-name="T10">12</text:span><text:span text:style-name="T6">, </text:span><text:span text:style-name="T9">14</text:span><text:span text:style-name="T6">, </text:span><text:span text:style-name="T10">16</text:span><text:span text:style-name="T6">, </text:span><text:span text:style-name="T9">18</text:span><text:span text:style-name="T6">, </text:span><text:span text:style-name="T10">20</text:span><text:span text:style-name="T5">. Si ‘</text:span><text:span text:style-name="T7">inc’</text:span><text:span text:style-name="T5">=3, los números sería: </text:span><text:span text:style-name="T9">10</text:span><text:span text:style-name="T6">, </text:span><text:span text:style-name="T10">13</text:span><text:span text:style-name="T6">, </text:span><text:span text:style-name="T9">16</text:span><text:span text:style-name="T6">, </text:span><text:span text:style-name="T10">19</text:span><text:span text:style-name="T5">.</text:span></text:p>
      <text:p text:style-name="P5">Mostramos 10 números como máximo por fila, y con alternancia de colores azul y rojo.</text:p>
      <text:p text:style-name="P4"><text:span text:style-name="T5">Emitir mensaje de error en color rojo si falta algún dato (‘</text:span><text:span text:style-name="T7">desde’</text:span><text:span text:style-name="T5">, ‘</text:span><text:span text:style-name="T7">hasta’</text:span><text:span text:style-name="T5"> o ‘</text:span><text:span text:style-name="T7">inc’)</text:span><text:span text:style-name="T5">: “Error: Faltan datos”.</text:span></text:p>
      <text:p text:style-name="P5">Los números deben tener tamaño de fuente de 32px;</text:p>
      <text:p text:style-name="P4"><text:span text:style-name="T5">Mostrar al final, en una nueva línea, un enlace con el texto “[VOLVER]”, que nos lleve de nuevo al formulario </text:span><text:span text:style-name="T6">genara-num.html</text:span><text:span text:style-name="T5">.</text:span></text:p>
      <text:p text:style-name="P2"/>
      <text:list xml:id="list160411673280975" text:continue-numbering="true" text:style-name="WW8Num2">
        <text:list-item>
          <text:p text:style-name="P7">(3 puntos) El script <text:span text:style-name="T8">consulta-alumnos2.php </text:span>hace una consulta a la tabla alumnos2 de la base de datos iaw2014. Esta tabla ya la tienes en tu ordenador. Si no fuera así, puedes crearla ejecutando el script <text:span text:style-name="T8">creacion-alumnos2.php</text:span>.</text:p>
        </text:list-item>
      </text:list>
      <text:p text:style-name="P6">El script <text:span text:style-name="T12">debe filtrar </text:span><text:s/>por sexo, <text:s/>por nacionalidad <text:span text:style-name="T11">y </text:span>por un texto que exista en cualquiera de los apellidos de los alumnos. </text:p>
      <text:p text:style-name="P6">Así, si indicamos “diaz” en este texto, se deben filtrar los alumnos que tengan la cadena “diaz” en cualquiera de los dos apellidos (SQL: LIKE ‘%texto%’). <text:s/>Lógicamente esto se ha de combinar con los otros dos filtros de sexo y nacionalidad. </text:p>
      <text:p text:style-name="P6">El listado de alumnos debe aparecer ordenado por apellidos y nombre en orden ascendente (SQL: “ORDER BY”).</text:p>
      <text:p text:style-name="P6"/>
      <text:list xml:id="list160411424861739" text:continue-numbering="true" text:style-name="WW8Num2">
        <text:list-item>
          <text:p text:style-name="P7">(3 puntos) Modifica el script <text:span text:style-name="T8">nifs-comprueba.php</text:span> de manera que lea los datos que hay en el archivo de texto “nifs.txt” y emita una página web similar a la que ves en el archivo <text:span text:style-name="T8">nifs-comprueba.htm</text:span>. </text:p>
        </text:list-item>
      </text:list>
      <text:p text:style-name="P6">Como podrás comprobar, hemos maquetado la salida con una tabla html.</text:p>
      <text:p text:style-name="P6">Cada línea del archivo nifs.txt contiene un nif (Nº dni-letra), y una provincia.</text:p>
      <text:p text:style-name="P6">Debes comprobar si el NIF es correcto, es decir, si la letra se corresponde con el número de DNI. Cuando es correcta la letra, indicamos el texto "Correcto" en color verde.</text:p>
      <text:p text:style-name="P6">Cuando la letra es incorrecta, indicamos el texto "Error (Letra correcta)", indicando entre paréntesis la letra que debería llevar ese número. Color rojo.</text:p>
      <text:p text:style-name="P6">Ya te proporcionamos la función que te calcula la letra de un número de dni que le pasas como parámetr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gl"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text-properties fo:font-size="10pt" fo:language="es" fo:country="ES" style:font-size-asian="10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left="1.249cm" fo:margin-right="0cm" fo:text-indent="0cm" style:auto-text-indent="false"/>
      <style:text-properties fo:language="es" fo:country="ES"/>
    </style:style>
    <style:style style:name="Párrafo_20_de_20_lista" style:display-name="Párrafo de lista" style:family="paragraph" style:parent-style-name="Standard">
      <style:paragraph-properties fo:margin-left="1.249cm" fo:margin-right="0cm" fo:text-indent="0cm" style:auto-text-indent="false"/>
    </style:style>
    <style:style style:name="Normal_20__28_Web_29_" style:display-name="Normal (Web)" style:family="paragraph" style:parent-style-name="Standard">
      <style:paragraph-properties fo:margin-top="0.494cm" fo:margin-bottom="0.494cm" loext:contextual-spacing="false"/>
      <style:text-properties fo:language="es" fo:country="ES"/>
    </style:style>
    <style:style style:name="WW8Num1z0" style:family="text"/>
    <style:style style:name="WW8Num1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s" fo:country="E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1z2"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ymbol"/>
      </text:list-level-style-bullet>
      <text:list-level-style-number text:level="3" text:style-name="WW8Num3z2" style:num-suffix="." style:num-format="1">
        <style:list-level-properties text:list-level-position-and-space-mode="label-alignment">
          <style:list-level-label-alignment text:label-followed-by="listtab" text:list-tab-stop-position="4.741cm" fo:text-indent="-0.635cm" fo:margin-left="4.74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73cm" style:type="center"/>
          <style:tab-stop style:position="17.78cm" style:type="right"/>
        </style:tab-stops>
      </style:paragraph-properties>
    </style:style>
    <style:style style:name="MP2" style:family="paragraph">
      <loext:graphic-properties draw:fill="none" draw:fill-color="#ffffff"/>
      <style:paragraph-properties fo:text-align="center" style:writing-mode="lr-tb"/>
    </style:style>
    <style:style style:name="MT1" style:family="text">
      <style:text-properties fo:font-size="8pt" fo:language="fr" fo:country="FR" style:font-size-asian="8pt"/>
    </style:style>
    <style:style style:name="MT2" style:family="text">
      <style:text-properties fo:font-size="8pt" fo:language="fr" fo:country="FR" officeooo:rsid="0014253b" style:font-size-asian="8pt"/>
    </style:style>
    <style:style style:name="MT3" style:family="text">
      <style:text-properties fo:font-size="8pt" style:font-size-asian="8pt"/>
    </style:style>
    <style:style style:name="MT4" style:family="text">
      <style:text-properties fo:font-size="8pt" fo:language="fr" fo:country="FR" style:font-size-asian="8pt" style:language-asian="none" style:country-asian="none"/>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75cm" fo:margin-bottom="1cm" fo:margin-left="1.501cm" fo:margin-right="1.501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MP1"><text:span text:style-name="MT1">IES LOIS PEÑA NOVO<text:tab/>Examen IAIX (PHP) 26 – mar - 201</text:span><text:span text:style-name="MT2">4</text:span><text:span text:style-name="MT1"><text:tab/>Pág. </text:span><text:span text:style-name="Page_20_Number"><text:span text:style-name="MT3"><text:page-number text:select-page="current">1</text:page-number></text:span></text:span><text:span text:style-name="Page_20_Number"><text:span text:style-name="MT3"><text:s/>de </text:span></text:span><text:span text:style-name="Page_20_Number"><text:span text:style-name="MT3"><text:page-count style:num-format="1">1</text:page-count></text:span></text:span></text:p>
        <text:p text:style-name="MP1"><text:span text:style-name="Page_20_Number"><text:span text:style-name="MT3"/></text:span></text:p>
        <text:p text:style-name="MP1"><text:span text:style-name="Page_20_Number"><text:span text:style-name="MT3">Nombre :</text:span></text:span></text:p>
        <text:p text:style-name="MP1"><draw:line text:anchor-type="char" draw:z-index="0" draw:style-name="Mgr1" draw:text-style-name="MP2" svg:x1="0cm" svg:y1="0.123cm" svg:x2="18.098cm" svg:y2="0.123cm"><text:p/></draw:line><text:span text:style-name="Page_20_Number"><text:span text:style-name="MT4"/></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onéctate como usuario examen (clave: html) en el dominio monseivane</dc:title>
    <meta:initial-creator>nuwanda</meta:initial-creator>
    <meta:creation-date>2014-12-08T20:47:00</meta:creation-date>
    <dc:date>2020-12-06T16:04:10.179000000</dc:date>
    <meta:print-date>2014-12-08T21:34:00</meta:print-date>
    <meta:editing-cycles>6</meta:editing-cycles>
    <meta:editing-duration>PT52M</meta:editing-duration>
    <meta:generator>LibreOffice/6.3.3.2$Windows_X86_64 LibreOffice_project/a64200df03143b798afd1ec74a12ab50359878ed</meta:generator>
    <meta:document-statistic meta:table-count="0" meta:image-count="0" meta:object-count="0" meta:page-count="1" meta:paragraph-count="20" meta:word-count="449" meta:character-count="2633" meta:non-whitespace-character-count="2199"/>
  </office:meta>
</office:document-meta>
</file>